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cm" svg:height="0.962cm" svg:x="9.236cm" svg:y="2.378cm">
          <draw:text-box>
            <text:p>html</text:p>
          </draw:text-box>
        </draw:frame>
        <draw:frame draw:style-name="gr2" draw:text-style-name="P1" draw:layer="layout" svg:width="1.905cm" svg:height="0.962cm" svg:x="9.136cm" svg:y="4.483cm">
          <draw:text-box>
            <text:p>body</text:p>
          </draw:text-box>
        </draw:frame>
        <draw:frame draw:style-name="gr2" draw:text-style-name="P1" draw:layer="layout" svg:width="1.905cm" svg:height="0.962cm" svg:x="6.588cm" svg:y="6.388cm">
          <draw:text-box>
            <text:p>h1</text:p>
          </draw:text-box>
        </draw:frame>
        <draw:frame draw:style-name="gr3" draw:text-style-name="P1" draw:layer="layout" svg:width="1.905cm" svg:height="0.962cm" svg:x="9.636cm" svg:y="6.388cm">
          <draw:text-box>
            <text:p>p</text:p>
          </draw:text-box>
        </draw:frame>
        <draw:frame draw:style-name="gr3" draw:text-style-name="P1" draw:layer="layout" svg:width="1.905cm" svg:height="0.962cm" svg:x="12.811cm" svg:y="6.388cm">
          <draw:text-box>
            <text:p>p</text:p>
          </draw:text-box>
        </draw:frame>
        <draw:line draw:style-name="gr4" draw:text-style-name="P2" draw:layer="layout" svg:x1="10.017cm" svg:y1="3.54cm" svg:x2="10.017cm" svg:y2="4.429cm">
          <text:p/>
        </draw:line>
        <draw:line draw:style-name="gr4" draw:text-style-name="P2" draw:layer="layout" svg:x1="10.017cm" svg:y1="5.445cm" svg:x2="10.017cm" svg:y2="6.334cm">
          <text:p/>
        </draw:line>
        <draw:line draw:style-name="gr4" draw:text-style-name="P2" draw:layer="layout" svg:x1="10.017cm" svg:y1="5.572cm" svg:x2="13.065cm" svg:y2="6.588cm">
          <text:p/>
        </draw:line>
        <draw:line draw:style-name="gr4" draw:text-style-name="P2" draw:layer="layout" svg:x1="10.017cm" svg:y1="5.572cm" svg:x2="7.096cm" svg:y2="6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7:50:20.888370740</meta:creation-date>
    <dc:date>2015-12-24T17:54:32.044836133</dc:date>
    <meta:editing-duration>PT4M11S</meta:editing-duration>
    <meta:editing-cycles>1</meta:editing-cycles>
    <meta:document-statistic meta:object-count="9"/>
    <meta:generator>LibreOffice/5.0.3.2$Linux_X86_64 LibreOffice_project/00$Build-2</meta:generator>
  </office:meta>
</office:document-meta>
</file>